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4" table:number-columns-repeated="1017" table:default-cell-style-name="ce1"/>
        <table:table-row table:style-name="ro1">
          <table:table-cell office:value-type="string" calcext:value-type="string">
            <text:p>Discretion ADJ by number of unit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$A4]+[.B$2])*10-17" office:value-type="float" office:value="0.320508075688771" calcext:value-type="float">
            <text:p>0</text:p>
          </table:table-cell>
          <table:table-cell table:formula="of:=SQRT([.$A4]+[.C$2])*10-10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[.$A5]+2)*10-17" office:value-type="float" office:value="3" calcext:value-type="float">
            <text:p>3</text:p>
          </table:table-cell>
          <table:table-cell table:formula="of:=SQRT([.$A5]+[.C$2])*10-10" office:value-type="float" office:value="4.14213562373095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[.$A6]+2)*10-17" office:value-type="float" office:value="5.3606797749979" calcext:value-type="float">
            <text:p>5</text:p>
          </table:table-cell>
          <table:table-cell table:formula="of:=SQRT([.$A6]+[.C$2])*10-10" office:value-type="float" office:value="7.3205080756887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[.$A7]+2)*10-17" office:value-type="float" office:value="7.49489742783178" calcext:value-type="float">
            <text:p>7</text:p>
          </table:table-cell>
          <table:table-cell table:formula="of:=SQRT([.$A7]+[.C$2])*10-10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[.$A8]+2)*10-17" office:value-type="float" office:value="9.45751311064591" calcext:value-type="float">
            <text:p>9</text:p>
          </table:table-cell>
          <table:table-cell table:formula="of:=SQRT([.$A8]+[.C$2])*10-10" office:value-type="float" office:value="12.3606797749979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[.$A9]+2)*10-17" office:value-type="float" office:value="11.2842712474619" calcext:value-type="float">
            <text:p>11</text:p>
          </table:table-cell>
          <table:table-cell table:formula="of:=SQRT([.$A9]+[.C$2])*10-10" office:value-type="float" office:value="14.4948974278318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[.$A10]+2)*10-17" office:value-type="float" office:value="14.6227766016838" calcext:value-type="float">
            <text:p>15</text:p>
          </table:table-cell>
          <table:table-cell table:formula="of:=SQRT([.$A10]+[.C$2])*10-10" office:value-type="float" office:value="18.2842712474619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$A11]+2)*10-17" office:value-type="float" office:value="17.6410161513775" calcext:value-type="float">
            <text:p>18</text:p>
          </table:table-cell>
          <table:table-cell table:formula="of:=SQRT([.$A11]+[.C$2])*10-10" office:value-type="float" office:value="21.6227766016838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[.$A12]+2)*10-17" office:value-type="float" office:value="20.4165738677394" calcext:value-type="float">
            <text:p>20</text:p>
          </table:table-cell>
          <table:table-cell table:formula="of:=SQRT([.$A12]+[.C$2])*10-10" office:value-type="float" office:value="24.641016151377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[.$A13]+2)*10-17" office:value-type="float" office:value="24.2310562561766" calcext:value-type="float">
            <text:p>24</text:p>
          </table:table-cell>
          <table:table-cell table:formula="of:=SQRT([.$A13]+[.C$2])*10-10" office:value-type="float" office:value="28.7298334620742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[.$A14]+2)*10-17" office:value-type="float" office:value="29.9041575982343" calcext:value-type="float">
            <text:p>30</text:p>
          </table:table-cell>
          <table:table-cell table:formula="of:=SQRT([.$A14]+[.C$2])*10-10" office:value-type="float" office:value="34.7213595499958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$A15]+2)*10-17" office:value-type="float" office:value="39.5685424949238" calcext:value-type="float">
            <text:p>40</text:p>
          </table:table-cell>
          <table:table-cell table:formula="of:=SQRT([.$A15]+[.C$2])*10-10" office:value-type="float" office:value="44.7722557505166" calcext:value-type="float">
            <text:p>45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$A16]+2)*10-17" office:value-type="float" office:value="55.1110255092798" calcext:value-type="float">
            <text:p>55</text:p>
          </table:table-cell>
          <table:table-cell table:formula="of:=SQRT([.$A16]+[.C$2])*10-10" office:value-type="float" office:value="60.7106781186548" calcext:value-type="float">
            <text:p>61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$A17]+2)*10-17" office:value-type="float" office:value="70.7496438739212" calcext:value-type="float">
            <text:p>71</text:p>
          </table:table-cell>
          <table:table-cell table:formula="of:=SQRT([.$A17]+[.C$2])*10-10" office:value-type="float" office:value="76.6025403784439" calcext:value-type="float">
            <text:p>77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$A18]+2)*10-17" office:value-type="float" office:value="83.9950493836208" calcext:value-type="float">
            <text:p>84</text:p>
          </table:table-cell>
          <table:table-cell table:formula="of:=SQRT([.$A18]+[.C$2])*10-10" office:value-type="float" office:value="90" calcext:value-type="float">
            <text:p>90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00:26.040635369</meta:creation-date>
    <meta:generator>LibreOffice/6.0.6.2$Linux_X86_64 LibreOffice_project/00m0$Build-2</meta:generator>
    <dc:date>2018-11-12T21:12:15.751703299</dc:date>
    <meta:editing-duration>PT11M54S</meta:editing-duration>
    <meta:editing-cycles>1</meta:editing-cycles>
    <meta:document-statistic meta:table-count="1" meta:cell-count="49" meta:object-count="0"/>
  </office:meta>
</office:document-meta>
</file>